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Arial1" fo:font-size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fo:color="#7f0055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0000f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enerowanie kontrolera CRUD dla post-ów</text:p>
      <text:p text:style-name="P2"/>
      <text:p text:style-name="P2">1. Dodanie nowych plików za pomocą polecenia:</text:p>
      <text:list xml:id="list32624166" text:style-name="L1">
        <text:list-header>
          <text:p text:style-name="P3"/>
        </text:list-header>
      </text:list>
      <text:p text:style-name="P5">php app/console doctrine:generate:crud </text:p>
      <text:p text:style-name="P5">--entity=BlogAdminBundle:Post</text:p>
      <text:p text:style-name="P5">--route-prefix=admin_post</text:p>
      <text:p text:style-name="P5">--with-write </text:p>
      <text:p text:style-name="P5">--format=yml</text:p>
      <text:p text:style-name="P8"/>
      <text:p text:style-name="P17">src\BlogAdminBundle\Controller\<text:span text:style-name="T1">PostController.php</text:span></text:p>
      <text:p text:style-name="P17">src\BlogAdminBundle\<text:span text:style-name="T1">Form\PostType.php</text:span></text:p>
      <text:p text:style-name="P17">src\BlogAdminBundle\Resources\config\<text:span text:style-name="T10">routing.yml </text:span></text:p>
      <text:p text:style-name="P17">src\BlogAdminBundle\Resources\config\<text:span text:style-name="T1">routing\post.yml </text:span></text:p>
      <text:p text:style-name="P8"><text:span text:style-name="T1"/></text:p>
      <text:p text:style-name="P17">src\BlogAdminBundle\Resources\views\<text:span text:style-name="T1">Post\edit.html.twig</text:span> </text:p>
      <text:p text:style-name="P17">src\BlogAdminBundle\Resources\views\<text:span text:style-name="T1">Post\index.html.twig</text:span> </text:p>
      <text:p text:style-name="P17">src\BlogAdminBundle\Resources\views\<text:span text:style-name="T1">Post\new.html.twig</text:span> </text:p>
      <text:p text:style-name="P17">src\BlogAdminBundle\Resources\views\<text:span text:style-name="T1">Post\show.html.twig</text:span> </text:p>
      <text:p text:style-name="P8"/>
      <text:p text:style-name="P17">src\BlogAdminBundle\Tests\Controller\<text:span text:style-name="T1">PostControllerTest.php </text:span></text:p>
      <text:p text:style-name="P8"/>
      <text:p text:style-name="P4">2. Dodanie przekierowania do ruting-u:</text:p>
      <text:p text:style-name="P8"/>
      <text:p text:style-name="P17">src\BlogAdminBundle\Resources\config\<text:span text:style-name="T10">routing.yml </text:span></text:p>
      <text:p text:style-name="P8"/>
      <text:p text:style-name="P13"><text:span text:style-name="T9">blog_admin_admin_post:</text:span></text:p>
      <text:p text:style-name="P14"><text:s text:c="4"/>resource: "@BlogAdminBundle/Resources/config/routing/post.yml"</text:p>
      <text:p text:style-name="P14"><text:s text:c="4"/>prefix: <text:s text:c="2"/>/admin_post</text:p>
      <text:p text:style-name="P12"/>
      <text:p text:style-name="P12">blog_admin_post:</text:p>
      <text:p text:style-name="P12"><text:s text:c="4"/>resource: "@BlogAdminBundle/Resources/config/routing/post.yml"</text:p>
      <text:p text:style-name="P12"><text:s text:c="4"/>prefix: <text:s text:c="2"/>/post</text:p>
      <text:p text:style-name="P12"/>
      <text:p text:style-name="P13">blog_admin_homepage:</text:p>
      <text:p text:style-name="P13"><text:s text:c="4"/>path: <text:s text:c="4"/>/</text:p>
      <text:p text:style-name="P13"><text:s text:c="4"/>defaults: { _controller: BlogAdminBundle:Start:index }</text:p>
      <text:p text:style-name="P8"/>
      <text:p text:style-name="P16"><text:span text:style-name="T3">3. Dodajemy jeszcze metodę do kategorii i t</text:span><text:span text:style-name="T4">ransakcji</text:span><text:span text:style-name="T3">:</text:span></text:p>
      <text:p text:style-name="P2"/>
      <text:p text:style-name="P8">src/BlogAdminBundle/<text:span text:style-name="T1">Entity/Category.php</text:span></text:p>
      <text:p text:style-name="P8">src/BlogAdminBundle/<text:span text:style-name="T1">Entity/Tag.php</text:span></text:p>
      <text:p text:style-name="P8"><text:span text:style-name="T1"/></text:p>
      <text:p text:style-name="P12"><text:s text:c="4"/>public function __toString()</text:p>
      <text:p text:style-name="P12"><text:s text:c="4"/>{</text:p>
      <text:p text:style-name="P12"><text:s text:c="8"/>return $this-&gt;name;</text:p>
      <text:p text:style-name="P12"><text:s text:c="4"/>}</text:p>
      <text:p text:style-name="P2"/>
      <text:p text:style-name="P8">src/BlogAdminBundle/<text:span text:style-name="T1">Entity/Post.php</text:span></text:p>
      <text:p text:style-name="P2"/>
      <text:p text:style-name="P10">&lt;?php</text:p>
      <text:p text:style-name="P10"/>
      <text:p text:style-name="P10">namespace BlogAdminBundle\Entity;</text:p>
      <text:p text:style-name="P10"/>
      <text:p text:style-name="P11">use Doctrine\ORM\Mapping as ORM;</text:p>
      <text:p text:style-name="P10">use BlogBundle\Utils\Blog as Blog;</text:p>
      <text:p text:style-name="P8"/>
      <text:p text:style-name="P8"/>
      <text:list xml:id="list34183917" text:continue-numbering="true" text:style-name="L1">
        <text:list-header>
          <text:p text:style-name="P7"><text:soft-page-break/>4. Nowa strona dostępna jest pod adresem:</text:p>
        </text:list-header>
      </text:list>
      <text:p text:style-name="P8"/>
      <text:p text:style-name="P16"><text:a xlink:type="simple" xlink:href="http://blog.localhost/app_dev.php/dashboard/post"><text:span text:style-name="T6">http://blog.localhost/app_dev.php/dashboard/post</text:span></text:a></text:p>
      <text:p text:style-name="P16"><text:a xlink:type="simple" xlink:href="http://blog.localhost/app.php/dashboard/post"><text:span text:style-name="T6">http://blog.localhost/app.php/dashboard/post</text:span></text:a></text:p>
      <text:p text:style-name="P8"/>
      <text:p text:style-name="P8"/>
      <text:p text:style-name="P8"/>
      <text:p text:style-name="P9">Podsumowanie</text:p>
      <text:p text:style-name="P8"/>
      <text:p text:style-name="P5">php app/console doctrine:database:create</text:p>
      <text:p text:style-name="P5">php app/console doctrine:generate:entities BlogAdminBundle</text:p>
      <text:p text:style-name="P5">php app/console doctrine:schema:update –force</text:p>
      <text:p text:style-name="P5">php app/console doctrine:fixtures:load</text:p>
      <text:p text:style-name="P5"/>
      <text:p text:style-name="P5">php app/console doctrine:generate:crud </text:p>
      <text:p text:style-name="P5">--entity=BlogAdminBundle:Post</text:p>
      <text:p text:style-name="P5">--route-prefix=admin_post</text:p>
      <text:p text:style-name="P5">--with-write </text:p>
      <text:p text:style-name="P5">--format=yml</text:p>
      <text:p text:style-name="P8"/>
      <text:p text:style-name="P15">Polecenia mogą zostać użytę, ale trzeba zakomentować:</text:p>
      <text:p text:style-name="P5">php app/console doctrine:database:create</text:p>
      <text:p text:style-name="P5">php app/console doctrine:schema:update –force</text:p>
      <text:p text:style-name="P5"/>
      <text:p text:style-name="P15">app\AppKernel.php</text:p>
      <text:p text:style-name="P5"/>
      <text:p text:style-name="P6"><text:span text:style-name="T2"><text:s text:c="8"/>$bundles = </text:span><text:span text:style-name="T7">array</text:span><text:span text:style-name="T2">(</text:span></text:p>
      <text:p text:style-name="P1">...</text:p>
      <text:p text:style-name="P13"><text:span text:style-name="T2"><text:s text:c="12"/>//</text:span><text:span text:style-name="T8">new </text:span><text:span text:style-name="T2">BlogAdminBundle\BlogAdminBundle(),</text:span></text:p>
      <text:p text:style-name="P1"><text:s text:c="8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6M15S</meta:editing-duration>
    <meta:editing-cycles>18</meta:editing-cycles>
    <meta:generator>OpenOffice.org/3.3$Win32 OpenOffice.org_project/330m20$Build-9567</meta:generator>
    <dc:date>2016-01-07T14:01:11.52</dc:date>
    <dc:creator>szymon idczak</dc:creator>
    <meta:document-statistic meta:table-count="0" meta:image-count="0" meta:object-count="0" meta:page-count="2" meta:paragraph-count="60" meta:word-count="144" meta:character-count="2092"/>
    <meta:user-defined meta:name="Info 1"/>
    <meta:user-defined meta:name="Info 2"/>
    <meta:user-defined meta:name="Info 3"/>
    <meta:user-defined meta:name="Info 4"/>
  </office:meta>
</office:document-meta>
</file>